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style:font-name="Arial"/>
    </style:style>
    <style:style style:name="P2" style:family="paragraph" style:parent-style-name="Preformatted_20_Text">
      <style:paragraph-properties fo:margin-left="0in" fo:margin-right="0in" fo:line-height="150%" fo:text-align="center" style:justify-single-word="false" fo:text-indent="0.5902in" style:auto-text-indent="false"/>
      <style:text-properties style:font-name="Arial" fo:font-size="14pt" fo:language="es" fo:country="MX" officeooo:rsid="00134375" officeooo:paragraph-rsid="00134375" style:font-size-asian="14pt" style:font-size-complex="14pt"/>
    </style:style>
    <style:style style:name="P3" style:family="paragraph" style:parent-style-name="Preformatted_20_Text">
      <style:paragraph-properties fo:margin-left="0in" fo:margin-right="0in" fo:line-height="150%" fo:text-align="center" style:justify-single-word="false" fo:text-indent="0.5902in" style:auto-text-indent="false"/>
      <style:text-properties style:font-name="Arial" fo:font-size="14pt" fo:language="es" fo:country="MX" officeooo:rsid="0032cf95" officeooo:paragraph-rsid="0032cf95" style:font-size-asian="14pt" style:font-size-complex="14pt"/>
    </style:style>
    <style:style style:name="P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50728" officeooo:paragraph-rsid="0017df53" style:font-size-asian="10.5pt" style:font-size-complex="12pt"/>
    </style:style>
    <style:style style:name="P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50728" officeooo:paragraph-rsid="00150728" style:font-size-asian="10.5pt" style:font-size-complex="12pt"/>
    </style:style>
    <style:style style:name="P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7df53" officeooo:paragraph-rsid="0017df53" style:font-size-asian="10.5pt" style:font-size-complex="12pt"/>
    </style:style>
    <style:style style:name="P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ae130" officeooo:paragraph-rsid="001ae130" style:font-size-asian="10.5pt" style:font-size-complex="12pt"/>
    </style:style>
    <style:style style:name="P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9d3cf" officeooo:paragraph-rsid="0019d3cf" style:font-size-asian="10.5pt" style:font-size-complex="12pt"/>
    </style:style>
    <style:style style:name="P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df2f0" officeooo:paragraph-rsid="001df2f0" style:font-size-asian="10.5pt" style:font-size-complex="12pt"/>
    </style:style>
    <style:style style:name="P1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92853" officeooo:paragraph-rsid="00292853" style:font-size-asian="10.5pt" style:font-size-complex="12pt"/>
    </style:style>
    <style:style style:name="P1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e789d" officeooo:paragraph-rsid="0029dc8d" style:font-size-asian="10.5pt" style:font-size-complex="12pt"/>
    </style:style>
    <style:style style:name="P1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d4580" officeooo:paragraph-rsid="00322205" style:font-size-asian="10.5pt" style:font-size-complex="12pt"/>
    </style:style>
    <style:style style:name="P1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c3047" officeooo:paragraph-rsid="00322205" style:font-size-asian="10.5pt" style:font-size-complex="12pt"/>
    </style:style>
    <style:style style:name="P1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2cf95" officeooo:paragraph-rsid="0032cf95" style:font-size-asian="10.5pt" style:font-size-complex="12pt"/>
    </style:style>
    <style:style style:name="P1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50373" officeooo:paragraph-rsid="00350373" style:font-size-asian="10.5pt" style:font-size-complex="12pt"/>
    </style:style>
    <style:style style:name="P1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af345" officeooo:paragraph-rsid="003af345" style:font-size-asian="10.5pt" style:font-size-complex="12pt"/>
    </style:style>
    <style:style style:name="P1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b5335" officeooo:paragraph-rsid="003b5335" style:font-size-asian="10.5pt" style:font-size-complex="12pt"/>
    </style:style>
    <style:style style:name="P1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d378d" officeooo:paragraph-rsid="003d378d" style:font-size-asian="10.5pt" style:font-size-complex="12pt"/>
    </style:style>
    <style:style style:name="P1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d5c44" officeooo:paragraph-rsid="003d5c44" style:font-size-asian="10.5pt" style:font-size-complex="12pt"/>
    </style:style>
    <style:style style:name="P2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edbbb" officeooo:paragraph-rsid="003f95ca" style:font-size-asian="10.5pt" style:font-size-complex="12pt"/>
    </style:style>
    <style:style style:name="P2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03d45" officeooo:paragraph-rsid="00403d45" style:font-size-asian="10.5pt" style:font-size-complex="12pt"/>
    </style:style>
    <style:style style:name="P2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03d45" officeooo:paragraph-rsid="003f95ca" style:font-size-asian="10.5pt" style:font-size-complex="12pt"/>
    </style:style>
    <style:style style:name="P2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167e3" officeooo:paragraph-rsid="004167e3" style:font-size-asian="10.5pt" style:font-size-complex="12pt"/>
    </style:style>
    <style:style style:name="P2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33712" officeooo:paragraph-rsid="00433712" style:font-size-asian="10.5pt" style:font-size-complex="12pt"/>
    </style:style>
    <style:style style:name="P2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46ed5" officeooo:paragraph-rsid="00446ed5" style:font-size-asian="10.5pt" style:font-size-complex="12pt"/>
    </style:style>
    <style:style style:name="P2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15767" officeooo:paragraph-rsid="0032cf95" style:font-size-asian="10.5pt" style:font-size-complex="12pt"/>
    </style:style>
    <style:style style:name="P2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af013" officeooo:paragraph-rsid="004af013" style:font-size-asian="10.5pt" style:font-size-complex="12pt"/>
    </style:style>
    <style:style style:name="P28"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5902in" style:auto-text-indent="false" style:page-number="auto" fo:background-color="transparent"/>
      <style:text-properties style:font-name="Arial" fo:font-size="12pt" fo:language="es" fo:country="MX" officeooo:rsid="0043e244" officeooo:paragraph-rsid="0043e244" style:font-name-asian="Nimbus Mono L" style:font-size-asian="10.5pt" style:font-name-complex="Liberation Mono" style:font-size-complex="12pt"/>
    </style:style>
    <style:style style:name="P29"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5902in" style:auto-text-indent="false" style:page-number="auto" fo:background-color="transparent"/>
      <style:text-properties style:font-name="Arial" fo:font-size="12pt" fo:language="es" fo:country="MX" officeooo:rsid="00433712" officeooo:paragraph-rsid="00433712" style:font-name-asian="Nimbus Mono L" style:font-size-asian="10.5pt" style:font-name-complex="Liberation Mono" style:font-size-complex="12pt"/>
    </style:style>
    <style:style style:name="P30"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43e244" officeooo:paragraph-rsid="0043e244" style:font-name-asian="Nimbus Mono L" style:font-size-asian="10.5pt" style:font-name-complex="Liberation Mono" style:font-size-complex="12pt"/>
    </style:style>
    <style:style style:name="P31" style:family="paragraph" style:parent-style-name="Preformatted_20_Text">
      <style:paragraph-properties fo:margin-left="0in" fo:margin-right="0in" fo:line-height="150%" fo:text-align="start" style:justify-single-word="false" fo:text-indent="0in" style:auto-text-indent="false"/>
      <style:text-properties style:font-name="Arial" fo:font-size="12pt" fo:language="es" fo:country="MX" fo:font-weight="bold" officeooo:rsid="00292853" officeooo:paragraph-rsid="00292853" style:font-size-asian="10.5pt" style:font-weight-asian="bold" style:font-size-complex="12pt" style:font-weight-complex="bold"/>
    </style:style>
    <style:style style:name="P32" style:family="paragraph" style:parent-style-name="Preformatted_20_Text">
      <style:paragraph-properties fo:margin-left="0in" fo:margin-right="0in" fo:line-height="150%" fo:text-align="center" style:justify-single-word="false" fo:text-indent="0in" style:auto-text-indent="false"/>
      <style:text-properties style:font-name="Arial" fo:font-size="14pt" fo:language="es" fo:country="MX" officeooo:rsid="0029dc8d" officeooo:paragraph-rsid="0029dc8d" style:font-size-asian="14pt" style:font-size-complex="14pt"/>
    </style:style>
    <style:style style:name="P33"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fo:font-weight="bold" officeooo:rsid="00350373" officeooo:paragraph-rsid="00350373" style:font-size-asian="10.5pt" style:font-weight-asian="bold" style:font-size-complex="12pt" style:font-weight-complex="bold"/>
    </style:style>
    <style:style style:name="P34"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fo:font-weight="bold" officeooo:rsid="00433712" officeooo:paragraph-rsid="00433712" style:font-size-asian="10.5pt" style:font-weight-asian="bold" style:font-size-complex="12pt" style:font-weight-complex="bold"/>
    </style:style>
    <style:style style:name="P35" style:family="paragraph" style:parent-style-name="Preformatted_20_Text" style:master-page-name="">
      <loext:graphic-properties draw:fill="none"/>
      <style:paragraph-properties fo:margin-left="0in" fo:margin-right="0in" fo:margin-top="0in" fo:margin-bottom="0in" loext:contextual-spacing="false" fo:line-height="150%" fo:text-align="center" style:justify-single-word="false" fo:text-indent="0in" style:auto-text-indent="false" style:page-number="auto" fo:background-color="transparent"/>
      <style:text-properties style:font-name="Arial" fo:font-size="14pt" fo:language="es" fo:country="MX" officeooo:rsid="003af345" officeooo:paragraph-rsid="003af345" style:font-size-asian="14pt" style:font-size-complex="14pt"/>
    </style:style>
    <style:style style:name="P36"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Arial" fo:font-size="12pt" fo:language="es" fo:country="MX" fo:font-weight="bold" officeooo:rsid="00350373" officeooo:paragraph-rsid="00350373" style:font-size-asian="10.5pt" style:font-weight-asian="bold" style:font-size-complex="12pt" style:font-weight-complex="bold"/>
    </style:style>
    <style:style style:name="P37" style:family="paragraph" style:parent-style-name="Preformatted_20_Text">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Arial" fo:font-size="14pt" fo:language="es" fo:country="MX" officeooo:rsid="0032cf95" officeooo:paragraph-rsid="0032cf95" style:font-size-asian="14pt" style:font-size-complex="14pt"/>
    </style:style>
    <style:style style:name="P38" style:family="paragraph" style:parent-style-name="Preformatted_20_Text">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Arial" fo:font-size="14pt" fo:language="es" fo:country="MX" officeooo:rsid="00433712" officeooo:paragraph-rsid="00433712" style:font-size-asian="12.25pt" style:font-size-complex="14pt"/>
    </style:style>
    <style:style style:name="P39"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49f13c" officeooo:paragraph-rsid="0049f13c" style:font-name-asian="Nimbus Mono L" style:font-size-asian="10.5pt" style:font-name-complex="Liberation Mono" style:font-size-complex="12pt"/>
    </style:style>
    <style:style style:name="P40"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4be9da" officeooo:paragraph-rsid="004be9da" style:font-name-asian="Nimbus Mono L" style:font-size-asian="10.5pt" style:font-name-complex="Liberation Mono" style:font-size-complex="12pt"/>
    </style:style>
    <style:style style:name="P41"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5902in" style:auto-text-indent="false" style:page-number="auto" fo:background-color="transparent"/>
      <style:text-properties style:font-name="Arial" fo:font-size="12pt" fo:language="es" fo:country="MX" officeooo:rsid="004be9da" officeooo:paragraph-rsid="004be9da" style:font-name-asian="Nimbus Mono L" style:font-size-asian="10.5pt" style:font-name-complex="Liberation Mono" style:font-size-complex="12pt"/>
    </style:style>
    <style:style style:name="P4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33712" officeooo:paragraph-rsid="00433712" style:font-size-asian="10.5pt" style:font-size-complex="12pt"/>
    </style:style>
    <style:style style:name="P4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be9da" officeooo:paragraph-rsid="004be9da" style:font-size-asian="10.5pt" style:font-size-complex="12pt"/>
    </style:style>
    <style:style style:name="P4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d346e" officeooo:paragraph-rsid="004d346e" style:font-size-asian="10.5pt" style:font-size-complex="12pt"/>
    </style:style>
    <style:style style:name="P4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e688c" officeooo:paragraph-rsid="004e688c" style:font-size-asian="10.5pt" style:font-size-complex="12pt"/>
    </style:style>
    <style:style style:name="P46"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fo:font-weight="bold" officeooo:rsid="004af013" officeooo:paragraph-rsid="004af013" style:font-size-asian="10.5pt" style:font-weight-asian="bold" style:font-size-complex="12pt" style:font-weight-complex="bold"/>
    </style:style>
    <style:style style:name="T1" style:family="text">
      <style:text-properties officeooo:rsid="00162b25"/>
    </style:style>
    <style:style style:name="T2" style:family="text">
      <style:text-properties officeooo:rsid="0017df53"/>
    </style:style>
    <style:style style:name="T3" style:family="text">
      <style:text-properties officeooo:rsid="00150728"/>
    </style:style>
    <style:style style:name="T4" style:family="text">
      <style:text-properties officeooo:rsid="0019d3cf"/>
    </style:style>
    <style:style style:name="T5" style:family="text">
      <style:text-properties officeooo:rsid="001ae130"/>
    </style:style>
    <style:style style:name="T6" style:family="text">
      <style:text-properties officeooo:rsid="001ca735"/>
    </style:style>
    <style:style style:name="T7" style:family="text">
      <style:text-properties officeooo:rsid="001df2f0"/>
    </style:style>
    <style:style style:name="T8" style:family="text">
      <style:text-properties officeooo:rsid="0020048a"/>
    </style:style>
    <style:style style:name="T9" style:family="text">
      <style:text-properties officeooo:rsid="0027e6dd"/>
    </style:style>
    <style:style style:name="T10" style:family="text">
      <style:text-properties officeooo:rsid="00283e26"/>
    </style:style>
    <style:style style:name="T11" style:family="text">
      <style:text-properties officeooo:rsid="0029dc8d"/>
    </style:style>
    <style:style style:name="T12" style:family="text">
      <style:text-properties officeooo:rsid="002d4580"/>
    </style:style>
    <style:style style:name="T13" style:family="text">
      <style:text-properties officeooo:rsid="0032cf95"/>
    </style:style>
    <style:style style:name="T14" style:family="text">
      <style:text-properties officeooo:rsid="0037d904"/>
    </style:style>
    <style:style style:name="T15" style:family="text">
      <style:text-properties officeooo:rsid="003b5335"/>
    </style:style>
    <style:style style:name="T16" style:family="text">
      <style:text-properties officeooo:rsid="003d378d"/>
    </style:style>
    <style:style style:name="T17" style:family="text">
      <style:text-properties officeooo:rsid="003edbbb"/>
    </style:style>
    <style:style style:name="T18" style:family="text">
      <style:text-properties officeooo:rsid="003f95ca"/>
    </style:style>
    <style:style style:name="T19" style:family="text">
      <style:text-properties officeooo:rsid="004167e3"/>
    </style:style>
    <style:style style:name="T20" style:family="text">
      <style:text-properties officeooo:rsid="0042f9d2"/>
    </style:style>
    <style:style style:name="T21" style:family="text">
      <style:text-properties officeooo:rsid="00470e4e"/>
    </style:style>
    <style:style style:name="T22" style:family="text">
      <style:text-properties officeooo:rsid="0048b68e"/>
    </style:style>
    <style:style style:name="T23" style:family="text">
      <style:text-properties officeooo:rsid="004af013"/>
    </style:style>
    <style:style style:name="T24" style:family="text">
      <style:text-properties officeooo:rsid="004d34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NTEAMIENTO DEL PROBLEMA</text:p>
      <text:p text:style-name="P2"/>
      <text:p text:style-name="P4">El ICEO <text:span text:style-name="T1">(Instituto Catastral del Estado de Oaxaca) es una entidad del Gobierno del Estado de Oaxaca, perteneciente a la Secretaría de Finanzas, la cual se encarga de registrar, además de mantener, la información cualitativa y cuantitativa de los bienes inmuebles que se encuentran dentro del territorio del Estado.</text:span></text:p>
      <text:p text:style-name="P6">Para realizar dicha tarea, e<text:span text:style-name="T3">l ICEO </text:span>ofrece un conjunto de trámites y servicios, con los que los usuarios, particulares o inmobiliarios, pueden integrar o actualizar los datos de sus propiedades.</text:p>
      <text:p text:style-name="P5"><text:span text:style-name="T2">Cada uno de dichos</text:span> trámite<text:span text:style-name="T2">s y servicios, </text:span>da origen a un expediente, <text:span text:style-name="T2">en el que se concentra toda la documentación requerida, así como la generada por el ICEO durante el proceso del mismo</text:span>, y <text:span text:style-name="T4">que, cuando llega a su conclusión, </text:span>es almacenado en <text:span text:style-name="T4">el</text:span> Archivo Central del Instituto.</text:p>
      <text:p text:style-name="P7">Cabe mencionar que las instalaciones del Archivo se encuentra<text:span text:style-name="T8">n</text:span> fuera del edificio del ICEO.</text:p>
      <text:p text:style-name="P8">Estos expedientes, forman los antecedentes históricos de los bienes inmuebles a través del tiempo y se consideran oficiales. La datos contenidos en ellos son de carácter confidencial, y no se pueden otorgar más que a los titulares registrados y/o acreditados para ello.</text:p>
      <text:p text:style-name="P8">Debido a que los procesos de registro y actualización catastral, han sido cambiantes a lo largo de la historia, existen ciertas inconsistencias e irregularidades en la información del padrón. </text:p>
      <text:p text:style-name="P8">Esto implica que cuando se recibe una solicitud de trámite o servicio de una propiedad que se encuentra en esas condiciones, es necesario recurrir al Archivo, para buscar los antecedentes respectivos, analizarlos <text:span text:style-name="T5">e intentar resolver su situación.</text:span></text:p>
      <text:p text:style-name="P7">El acceso a los expedientes almacenados, se hací<text:span text:style-name="T9">a</text:span> a través de una solicitud por escrito dirigida al encargado del Archivo. En la solicitud se indica<text:span text:style-name="T9">ba</text:span>n algunos datos clave que permit<text:span text:style-name="T9">ier</text:span>an la localización del expediente correspondiente. Una vez, que se recibí<text:span text:style-name="T9">a</text:span> esta solicitud en el Archivo, se registra<text:span text:style-name="T9">ba</text:span> en una hoja de Excel, para fines de bitácora y se procedí<text:span text:style-name="T9">a</text:span> a su localización.</text:p>
      <text:p text:style-name="P7"><text:soft-page-break/>Si el expediente e<text:span text:style-name="T9">ra</text:span> encontrado, se prepara<text:span text:style-name="T9">ba</text:span> y se env<text:span text:style-name="T9">iab</text:span>a al personal que lo <text:span text:style-name="T9">había</text:span> solicit<text:span text:style-name="T9">ado</text:span>. Si no e<text:span text:style-name="T9">ra</text:span> encontrado, se respondí<text:span text:style-name="T9">a</text:span> por escrito de dicha situación.</text:p>
      <text:p text:style-name="P7">Este proceso tarda<text:span text:style-name="T10">ba</text:span> al menos una semana, dependiendo de la cantidad de solicitudes de expedientes enviadas al Archivo, <text:span text:style-name="T7">afectando el tiempo de atención a las solicitudes de trámites ingresadas al ICEO.</text:span></text:p>
      <text:p text:style-name="P7">Con fines de hacer un poco más ágil la consulta de los expedientes, las autoridades del ICEO, permitieron realizar solicitudes de manera económica, vía telefónica y por correo electrónico, pero sin dejar de manejarlo en papel. Esto permitió iniciar la búsqueda de los expedientes solicitados casi inmediatamente pero no redujo significativamente el tiempo.</text:p>
      <text:p text:style-name="P5">Además <text:span text:style-name="T6">de la lentitud del acceso a los antecedentes</text:span>, el hecho de que el expediente físico <text:span text:style-name="T10">saliera de su resguardo, se</text:span> <text:span text:style-name="T1">corría el riesgo de e</text:span>xtrav<text:span text:style-name="T1">ío</text:span>, daño y alteración <text:span text:style-name="T1">intencionada o accidental.</text:span> </text:p>
      <text:p text:style-name="P9">Otro inconveniente, e<text:span text:style-name="T10">ra</text:span> la dificultad de proporcionar información oportuna sobre un expediente prestado, como saber quién lo solicitó y desde cuándo lo t<text:span text:style-name="T10">enía</text:span> en posesión.</text:p>
      <text:p text:style-name="P9"/>
      <text:p text:style-name="P31">Pregunta de Investigación</text:p>
      <text:p text:style-name="P31"/>
      <text:p text:style-name="P10">¿La implementación de un sistema informático para consultar expedientes de forma electrónica ayudará a reducir el tiempo <text:span text:style-name="T11">de acceso al expediente y evitará los riesgos de daño, extravío así como la alteración del mismo?</text:span></text:p>
      <text:p text:style-name="P11"/>
      <text:p text:style-name="P11"/>
      <text:p text:style-name="P11"/>
      <text:p text:style-name="P11"/>
      <text:p text:style-name="P11"/>
      <text:p text:style-name="P11"/>
      <text:p text:style-name="P11"/>
      <text:p text:style-name="P11"/>
      <text:p text:style-name="P32"><text:soft-page-break/>JUSTIFICACIÓN</text:p>
      <text:p text:style-name="P11"/>
      <text:p text:style-name="P25">Como se ha mencionad<text:span text:style-name="T22">o</text:span>, el proceso de consulta de expedientes resulta ser un punto clave para el ICEO, tanto en eficiencia en la atención de los trámites como en la seguridad <text:span text:style-name="T21">de los expedientes físicos y</text:span> de los datos contenidos en <text:span text:style-name="T21">ellos</text:span>.</text:p>
      <text:p text:style-name="P25">Debido a esto, las autoridades del ICEO se encargaron de buscar una solución que ayudara a resolver <text:span text:style-name="T21">estos </text:span>problemas, <text:span text:style-name="T21">determinando</text:span> que era necesaria una herramienta informática para realizar las consultas de forma electrónica y que implicaba realizar la digitalización de los expedientes resguardados en el archivo del instituto, <text:span text:style-name="T21">proponiendo el proyecto de creación del SIGED (Sistema de Gestión de Expedientes Digitalizados).</text:span></text:p>
      <text:p text:style-name="P13">Con la implementación del <text:span text:style-name="T13">SIGED, se espera que</text:span> el tiempo del proceso de consulta de expedientes se reducirá a 3 días o menos, <text:span text:style-name="T12">y por consiguiente la atención de las solicitudes de trámites se hará más rápidamente, beneficiando a los usuarios a solventar dichos trámites en un tiempo más corto, logrando con ello el cumplimiento de la reglamentación del ICEO de atenderlos en un plazo no mayor a 8 días hábiles (Ley de Catastro para el Estado de Oaxaca, 2014).</text:span></text:p>
      <text:p text:style-name="P12">Además, <text:span text:style-name="T20">al permitir a los usuarios poder consultar electrónicamente los expedientes se e</text:span>vitará la manipulación directa de los <text:span text:style-name="T20">legajos</text:span> físicos, <text:span text:style-name="T20">de esta forma se </text:span>elimina<text:span text:style-name="T20">rán </text:span>totalmente los riesgos de daño, alteración o extravío, <text:span text:style-name="T20">y se podrá dar mayor confianz</text:span>a a los <text:s/>propietarios de que la información se encuentra bien resguardada.</text:p>
      <text:p text:style-name="P14"><text:span text:style-name="T20">Otro aspecto importante es que al</text:span> utilizar cuentas de usuario para el personal que requiera consultar los expedientes, el SIGED <text:span text:style-name="T20">mejorará el </text:span>control sobre quiénes <text:span text:style-name="T20">y cuándo los consultan</text:span>, e implementará de esta forma, una medida para evitar que personas no autorizadas accedan a los datos contenidos en ellos.</text:p>
      <text:p text:style-name="P26">Adicionalmente, el SIGED, <text:span text:style-name="T13">tomará en cuenta los lineamientos del Modelo Óptimo de Catastro, el cual se generó como </text:span>parte <text:span text:style-name="T13">del</text:span> plan de homologación y modernización de los registros públicos y catastros del país, <text:span text:style-name="T13">contemplado en el</text:span> Plan Nacional de Desarrollo 2007-2012, <text:span text:style-name="T13">y esto coadyuvará a que el ICEO y el Gobierno del Estado cumplan con los puntos de dicho plan de homologación y modernización.</text:span></text:p>
      <text:p text:style-name="P37"><text:soft-page-break/>OBJETIVOS</text:p>
      <text:p text:style-name="P3"/>
      <text:p text:style-name="P33">Objetivo General</text:p>
      <text:p text:style-name="P36"/>
      <text:p text:style-name="P15">Desarrollar un sistema informático que permita la consulta de expedientes del ICEO de manera electrónica logrando con ello disminuir el tiempo actual del proceso de consulta, aumenta<text:span text:style-name="T14">ndo</text:span> el control sobre los accesos y evitando los daños, alteraciones o pérdidas de los expedientes.</text:p>
      <text:p text:style-name="P15"/>
      <text:p text:style-name="P33">Objetivos específicos</text:p>
      <text:p text:style-name="P36"/>
      <text:p text:style-name="P15">Disminuir el tiempo del proceso actual de consulta de expedientes de una semana o más a 3 días o menos.</text:p>
      <text:p text:style-name="P15">Mejorar el control del acceso a los expedientes <text:span text:style-name="T14">usando autentificación y un syslog.</text:span></text:p>
      <text:p text:style-name="P15">Eliminar los riesgos de daños, alteraciones o pérdidas de expedientes <text:span text:style-name="T14">usando una versión electrónica de ellos.</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35">METODOLOGÍA</text:p>
      <text:p text:style-name="P16"/>
      <text:p text:style-name="P16"><text:span text:style-name="T19">Para el</text:span> desarrollo e implementación del SIGED será necesario utilizar los siguientes recursos:</text:p>
      <text:p text:style-name="P16">Financieros: <text:span text:style-name="T15">para la adquisición de los escáners con los que se digitalizarán los expedientes, para las licencias de las librerías a utilizar y del framework de desarrollo, para los servidores de almacenamiento que contendrán las digitalizaciones, para el sueldo del equipo de desarrollo.</text:span></text:p>
      <text:p text:style-name="P17">Humanos: se necesitará apoyo del personal encargado del archivo para conocer la estructura de los expedientes y el sistema de archivo que utilizan para la administración de los mismos; también se acudirá al personal del área jurídica del ICEO quienes son los usuarios que más requieren realizar consultas de los expedientes, para conocer los datos clave que permitan ubicar un expediente; <text:span text:style-name="T16">para el desarrollo del sistema se pretende formar un equipo de 4 programadores; para la implementación se requerirá de al menos 5 digitalizadores y 2 capturistas.</text:span></text:p>
      <text:p text:style-name="P18">Tecnológicos: será necesario aumentar la capacidad de almacenamiento de los servidores storage actuales para poder soportar las digitalizaciones de los expedientes a largo plazo; además se necesitará la licencia de la librería del formato DJVU que se utilizará en la digitalización.</text:p>
      <text:p text:style-name="P19">Para llevar a cabo el desarrollo del SIGED, se seguirá la siguiente planeación:</text:p>
      <text:p text:style-name="P19"/>
      <text:p text:style-name="P19">&lt;&lt;poner el diagrama de gantt&gt;&gt;</text:p>
      <text:p text:style-name="P19"/>
      <text:p text:style-name="P19"><text:span text:style-name="T18">&lt;&lt;</text:span>Las tareas a realizar para fabricar el sistema son las siguientes: Análisis, Diseño, Programación, Pruebas, Implementación<text:span text:style-name="T18">&gt;&gt;</text:span></text:p>
      <text:p text:style-name="P19"/>
      <text:p text:style-name="P19">Análisis: proceso actual de consulta, gestión de los expedientes en el archivo, identificación de datos clave para localizar un expediente, identificación de estándares o normas sobre digitalización, conocer los lineamientos técnicos de los datos del Modelo <text:soft-page-break/>Óptimo de Catastro que se utilizarán, <text:span text:style-name="T17">revisión de la metodología de software a utilizar.</text:span></text:p>
      <text:p text:style-name="P20">Diseño: <text:span text:style-name="T18">documento de visión, especificación de requerimientos, diagrama de casos de uso, especificación de casos de uso, diagramas de actividades, diagramas de clases, diagrama de secuencias, diagrama de interfaces, arquitectura del sistema.</text:span></text:p>
      <text:p text:style-name="P22">Programación: set-up del entorno de desarrollo, creación de la estructura del proyecto, creación de la base de datos, distribución de las funcionalidades entre el equipo, programación de las funcionalidades.</text:p>
      <text:p text:style-name="P21">Pruebas: plan de pruebas, ejecución de las pruebas, ajustes del sistema.</text:p>
      <text:p text:style-name="P21">Implementación: set-up de los servidores, instalación de la aplicación en los equipos clientes.</text:p>
      <text:p text:style-name="P23">Después de analizar las ventajas y desventajas de los formatos compactos para la digitalización de documentos PDF y DJVU, se determinó usar éste último, lo que conllevó a definir el lenguaje a utilizar para el desarrollo de la aplicación, C Sharp (C#), por el soporte que la librería ofrece para dicho lenguaje.</text:p>
      <text:p text:style-name="P23">Para el caso de la base de datos, se decidió utilizar PostgreSQL, por ser una herramienta libre, robusta y de fácil manejo.</text:p>
      <text:p text:style-name="P23">El desarrollo de la aplicación se realizará basándose en la metodología SunTone de SUN, la cual da una estructura de desarrollo que es familiar para los programadores <text:s/>por lo que su utilización será fácil.</text:p>
      <text:p text:style-name="P23"/>
      <text:p text:style-name="P23"/>
      <text:p text:style-name="P23"/>
      <text:p text:style-name="P23"/>
      <text:p text:style-name="P23"/>
      <text:p text:style-name="P23"/>
      <text:p text:style-name="P23"/>
      <text:p text:style-name="P23"/>
      <text:p text:style-name="P23"/>
      <text:p text:style-name="P23"/>
      <text:p text:style-name="P23"/>
      <text:p text:style-name="P38"><text:soft-page-break/>1. MARCO TEÓRICO</text:p>
      <text:p text:style-name="P23"/>
      <text:p text:style-name="P34">1.1. Normas nacionales y estatales de catastros</text:p>
      <text:p text:style-name="P28">La Constitución Política de los Estados Unidos Mexicanos, establece que los municipios serán los encargados de administrar los bienes catastrales que se encuentren de su territorio.</text:p>
      <text:p text:style-name="P30">Sin embargo, en el Estado de Oaxaca, dada la situación económica prevaleciente en la mayor parte del territorio, existe el ICEO, el cual es una entidad de gobierno cuya finalidad es dar apoyo a los municipios que así lo deseen a gestionar sus catastros, brindándoles toda la infraestructura administrativa, jurídica, técnica y tecnológica necesaria, y cuya normatividad se encuentra en la Ley de Catastro para el Estado de Oaxaca.</text:p>
      <text:p text:style-name="P30"/>
      <text:p text:style-name="P29">1.1.1. Ley de Catastro para el Estado de Oaxaca</text:p>
      <text:p text:style-name="P41"/>
      <text:p text:style-name="P40">Esta ley es la que define las obligaciones y atribuciones del ICEO y de los propietarios de los bienes inmuebles comprendidos dentro del territorio del Estado, en materia catastral.</text:p>
      <text:p text:style-name="P40">En esta ley se menciona que los trámites que se realicen en el instituto deberán ser conformados en expedientes &lt;&lt; indicar artículo(s) &gt;&gt;</text:p>
      <text:p text:style-name="P39">&lt;&lt; checar en qué parte o en qué ley está lo de la privacidad de la información catastral &gt;&gt;</text:p>
      <text:p text:style-name="P40"/>
      <text:p text:style-name="P40">1.1.2. Ley de Transparencia</text:p>
      <text:p text:style-name="P40"/>
      <text:p text:style-name="P40">Dada la naturaleza de los datos que se registran en materia catastral, la ley de transparencia y protección de datos personales, obliga al instituto a considerar con carácter de confidencial la información contenida en los expedientes de los trámites que se realizan y archivan en el ICEO.</text:p>
      <text:p text:style-name="P40">Los artículos aplicables son: &lt;&lt; indicar los artículos &gt;&gt;</text:p>
      <text:p text:style-name="P24"><text:soft-page-break/>1.1.2. Modelo Óptimo de Catastro</text:p>
      <text:p text:style-name="P43"/>
      <text:p text:style-name="P43">Este modelo creado por diversas entidades de gobierno a nivel federal, principalmente el Instituto Nacional de Estadística, Geografía e Informática (INEGI) &lt;&lt; checar nombre actual &gt;&gt; &lt;&lt; indicar las otras dependencias &gt;&gt;, se considera prácticamente el estándar a seguir para el registro de datos catastrales.</text:p>
      <text:p text:style-name="P43">En este modelo, se definen los datos mínimos necesarios que se deben registrar en materia catastral, así como el tipo y la estructura que cada uno de ellos debe tener. También sugiere la forma de organizar y relacionar dicha información. &lt;&lt; indicar apartados y páginas del documento oficial y la versión del mismo &gt;&gt;</text:p>
      <text:p text:style-name="P24"/>
      <text:p text:style-name="P34">1.2. Digitalización</text:p>
      <text:p text:style-name="P43">De acuerdo a la definición de la Real Academia Española de la Lengua (RAE), la digitalización es &lt;&lt; incrustar definición &gt;&gt; &lt;&lt; citar la fuente &gt;&gt;.</text:p>
      <text:p text:style-name="P43">En términos del presente trabajo, digitalización es el proceso mediante el cual <text:span text:style-name="T24">un objeto material se representa hacia un objeto inmaterial construido con algún dispositivo de naturaliza electrónica.</text:span></text:p>
      <text:p text:style-name="P44">Por lo que podemos decir, que el proceso de convertir un documento en papel a una imagen que pueda ser visualizada en algún dispositivo electrónico, es una digitalización del documento. A este proceso de digitalización, también se le llama escaneo del documento, debido al nombre de los dispositivos utilizados para obtener la imagen del mismo (Scanner, o Escáner)</text:p>
      <text:p text:style-name="P45"/>
      <text:p text:style-name="P45">1.2.1. Atributos de una imagen digitalizada</text:p>
      <text:p text:style-name="P45"/>
      <text:p text:style-name="P45">Compresión, resolución &lt;&lt; investigar los atributos de una imagen digitalizada y describirlos brevemente, citando la fuente &gt;&gt;</text:p>
      <text:p text:style-name="P24"/>
      <text:p text:style-name="P24">1.2.1. Formatos de digitalización</text:p>
      <text:p text:style-name="P45"/>
      <text:p text:style-name="P45"><text:soft-page-break/>Considerando el contexto de digitalización mencionado anteriormente, existen varios algoritmos con los que se procesa electrónicamente un documento físico, cada uno de los cuales define los atributos de una imagen digital.</text:p>
      <text:p text:style-name="P45">Bitmap, JPEG, GIF, TIFF, PDF, DJVU &lt;&lt; investigar los formatos y describirlos brevemente &gt;&gt; &lt;&lt; citar la fuente &gt;&gt;</text:p>
      <text:p text:style-name="P24">1.2.2. Normas o estándares nacionales de digitalización</text:p>
      <text:p text:style-name="P24"/>
      <text:p text:style-name="P34">1.3. Marco legal <text:span text:style-name="T23">estatal</text:span> existente sobre documentos digitalizados</text:p>
      <text:p text:style-name="P45">Actualmente, las leyes estatales no contemplan ninguna reglamentación sobre los documentos digitalizados. A nivel nacional, tampoco existen normas que regulen o establezcan los lineamientos que se deben utilizar en la digitalización de documentos oficiales.</text:p>
      <text:p text:style-name="P45">Debido a esto, se recurrió a recomendaciones de otros organismos nacionales e internacionales, para definir las propiedades de los documentos digitales. &lt;&lt; mencionar algunas &gt;&gt;</text:p>
      <text:p text:style-name="P45">Para la definición del formato a utilizar, se buscó el que ofreciera más compresión y menos pérdida de resolución, siendo el formato DJVU, el que cumplió dicho criterio.</text:p>
      <text:p text:style-name="P45"/>
      <text:p text:style-name="P46">1.4. Software</text:p>
      <text:p text:style-name="P27"/>
      <text:p text:style-name="P27">1.4.1. Clasificación del Software</text:p>
      <text:p text:style-name="P27">1.4.2. Sistema de digitalización</text:p>
      <text:p text:style-name="P27">1.4.3. Ambiente de desarrollo (platafor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2701in" style:type="center"/>
          <style:tab-stop style:position="6.540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Arial"/>
    </style:style>
    <style:page-layout style:name="Mpm1">
      <style:page-layout-properties fo:page-width="8.5in" fo:page-height="11in" style:num-format="1" style:print-orientation="portrait" fo:margin-top="0.9799in" fo:margin-bottom="0.9799in" fo:margin-left="0.9799in" fo:margin-right="0.979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9-14T21:00:59.967764111</dc:date>
    <meta:editing-duration>PT6H40M56S</meta:editing-duration>
    <meta:editing-cycles>49</meta:editing-cycles>
    <meta:generator>LibreOffice/5.0.6.2$Linux_X86_64 LibreOffice_project/00m0$Build-2</meta:generator>
    <meta:document-statistic meta:table-count="0" meta:image-count="0" meta:object-count="0" meta:page-count="9" meta:paragraph-count="79" meta:word-count="2082" meta:character-count="13418" meta:non-whitespace-character-count="11411"/>
  </office:meta>
</office:document-meta>
</file>